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background-color="#ffff00" style:font-size-asian="16pt" style:font-size-complex="16pt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HTML_20_Preformatted" style:list-style-name="WWNum1"/>
    <style:style style:name="P4" style:family="paragraph" style:parent-style-name="HTML_20_Preformatted" style:list-style-name="WWNum2"/>
    <style:style style:name="P5" style:family="paragraph" style:parent-style-name="HTML_20_Preformatted" style:list-style-name="WWNum3"/>
    <style:style style:name="P6" style:family="paragraph" style:parent-style-name="HTML_20_Preformatted" style:list-style-name="WWNum4"/>
    <style:style style:name="P7" style:family="paragraph" style:parent-style-name="HTML_20_Preformatted">
      <style:text-properties fo:background-color="#ffff00"/>
    </style:style>
    <style:style style:name="P8" style:family="paragraph" style:parent-style-name="Normal_20__28_Web_29_" style:list-style-name="WWNum3"/>
    <style:style style:name="P9" style:family="paragraph" style:parent-style-name="Normal_20__28_Web_29_">
      <style:text-properties fo:background-color="#ffff00"/>
    </style:style>
    <style:style style:name="P10" style:family="paragraph" style:parent-style-name="List_20_Paragraph" style:list-style-name="WWNum1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5" style:family="text">
      <style:text-properties style:font-name="Times New Roman" fo:font-size="12pt" fo:background-color="#ffff00" style:font-size-asian="12pt" style:font-name-complex="Times New Roman1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estionnaire HTML/CSS</text:span></text:p>
      <text:p text:style-name="P1">ma réponse est en jaune</text:p>
      <text:p text:style-name="Standard"><text:span text:style-name="T3">Parmi ces extraits de code, lequel comporte une syntaxe valide pour créer un paragraphe ?</text:span></text:p>
      <text:list xml:id="list4783825220186829828" text:style-name="WWNum1">
        <text:list-item>
          <text:p text:style-name="P10"><text:span text:style-name="T4">&lt;paragraph&gt;Ceci est un paragraphe&lt;/paragraph&gt;</text:span></text:p>
        </text:list-item>
        <text:list-item>
          <text:p text:style-name="P3"><text:span text:style-name="ace_5f_meta"><text:span text:style-name="T5">&lt;p&gt;</text:span></text:span><text:span text:style-name="ace_5f_text"><text:span text:style-name="T5">Ceci est </text:span></text:span><text:span text:style-name="T5">un paragraphe</text:span><text:span text:style-name="ace_5f_meta"><text:span text:style-name="T5"> &lt;/p&gt;</text:span></text:span></text:p>
        </text:list-item>
        <text:list-item>
          <text:p text:style-name="P3"><text:span text:style-name="ace_5f_meta"><text:span text:style-name="T2">&lt;p</text:span></text:span><text:span text:style-name="ace_5f_text"><text:span text:style-name="T2"> </text:span></text:span><text:span text:style-name="ace_5f_entity"><text:span text:style-name="T2">value</text:span></text:span><text:span text:style-name="ace_5f_keyword"><text:span text:style-name="T2">=</text:span></text:span><text:span text:style-name="ace_5f_string"><text:span text:style-name="T2">"Ceci est </text:span></text:span><text:span text:style-name="T2">un paragraphe</text:span><text:span text:style-name="ace_5f_string"><text:span text:style-name="T2">"</text:span></text:span><text:span text:style-name="ace_5f_meta"><text:span text:style-name="T2">&gt;</text:span></text:span></text:p>
        </text:list-item>
        <text:list-item>
          <text:p text:style-name="P3"><text:span text:style-name="ace_5f_meta"><text:span text:style-name="T2">&lt;body&gt;</text:span></text:span><text:span text:style-name="ace_5f_text"><text:span text:style-name="T2">Ceci est </text:span></text:span><text:span text:style-name="T2">un paragraphe</text:span><text:span text:style-name="ace_5f_meta"><text:span text:style-name="T2">&lt;/body&gt;</text:span></text:span></text:p>
        </text:list-item>
      </text:list>
      <text:p text:style-name="HTML_20_Preformatted"><text:span text:style-name="ace_5f_meta"><text:span text:style-name="T2"/></text:span></text:p>
      <text:p text:style-name="Normal_20__28_Web_29_"><text:span text:style-name="T6">Vous avez une page index.html qui veut afficher l’image image.png. Cette image se situe dans le dossier </text:span><text:span text:style-name="HTML_20_Code"><text:span text:style-name="T3">/images</text:span></text:span><text:span text:style-name="T6">. Quel extrait permet d'afficher la photo ?</text:span></text:p>
      <text:list xml:id="list1769632361411580999" text:style-name="WWNum2">
        <text:list-item>
          <text:p text:style-name="P4"><text:span text:style-name="ace_5f_meta"><text:span text:style-name="T2">&lt;image</text:span></text:span><text:span text:style-name="ace_5f_text"><text:span text:style-name="T2"> </text:span></text:span><text:span text:style-name="ace_5f_entity"><text:span text:style-name="T2">src</text:span></text:span><text:span text:style-name="ace_5f_keyword"><text:span text:style-name="T2">=</text:span></text:span><text:span text:style-name="ace_5f_string"><text:span text:style-name="T2">"images/image.png"</text:span></text:span><text:span text:style-name="ace_5f_text"><text:span text:style-name="T2"> </text:span></text:span><text:span text:style-name="ace_5f_entity"><text:span text:style-name="T2">alt</text:span></text:span><text:span text:style-name="ace_5f_keyword"><text:span text:style-name="T2">=</text:span></text:span><text:span text:style-name="ace_5f_string"><text:span text:style-name="T2">"Une image"</text:span></text:span><text:span text:style-name="ace_5f_meta"><text:span text:style-name="T2">&gt;</text:span></text:span></text:p>
        </text:list-item>
        <text:list-item>
          <text:p text:style-name="P4"><text:span text:style-name="ace_5f_meta"><text:span text:style-name="T2">&lt;img&gt;</text:span></text:span><text:span text:style-name="ace_5f_text"><text:span text:style-name="T2">"image.png"</text:span></text:span><text:span text:style-name="ace_5f_meta"><text:span text:style-name="T2">&lt;/img&gt;</text:span></text:span></text:p>
        </text:list-item>
        <text:list-item>
          <text:p text:style-name="P4"><text:span text:style-name="ace_5f_meta"><text:span text:style-name="T5">&lt;img</text:span></text:span><text:span text:style-name="ace_5f_text"><text:span text:style-name="T5"> </text:span></text:span><text:span text:style-name="ace_5f_entity"><text:span text:style-name="T5">src</text:span></text:span><text:span text:style-name="ace_5f_keyword"><text:span text:style-name="T5">=</text:span></text:span><text:span text:style-name="ace_5f_string"><text:span text:style-name="T5">"image.png"</text:span></text:span><text:span text:style-name="ace_5f_text"><text:span text:style-name="T5"> </text:span></text:span><text:span text:style-name="ace_5f_entity"><text:span text:style-name="T5">alt</text:span></text:span><text:span text:style-name="ace_5f_keyword"><text:span text:style-name="T5">=</text:span></text:span><text:span text:style-name="ace_5f_string"><text:span text:style-name="T5">"Une image"</text:span></text:span><text:span text:style-name="ace_5f_meta"><text:span text:style-name="T5">&gt;</text:span></text:span></text:p>
        </text:list-item>
        <text:list-item>
          <text:p text:style-name="P4"><text:span text:style-name="ace_5f_meta"><text:span text:style-name="T2">&lt;img</text:span></text:span><text:span text:style-name="ace_5f_text"><text:span text:style-name="T2"> </text:span></text:span><text:span text:style-name="ace_5f_entity"><text:span text:style-name="T2">src</text:span></text:span><text:span text:style-name="ace_5f_keyword"><text:span text:style-name="T2">=</text:span></text:span><text:span text:style-name="ace_5f_string"><text:span text:style-name="T2">"images/image.png"</text:span></text:span><text:span text:style-name="ace_5f_text"><text:span text:style-name="T2"> </text:span></text:span><text:span text:style-name="ace_5f_entity"><text:span text:style-name="T2">alt</text:span></text:span><text:span text:style-name="ace_5f_keyword"><text:span text:style-name="T2">=</text:span></text:span><text:span text:style-name="ace_5f_string"><text:span text:style-name="T2">"Une image"</text:span></text:span><text:span text:style-name="ace_5f_meta"><text:span text:style-name="T2">&gt;</text:span></text:span></text:p>
        </text:list-item>
      </text:list>
      <text:p text:style-name="HTML_20_Preformatted"><text:span text:style-name="ace_5f_meta"><text:span text:style-name="T2"/></text:span></text:p>
      <text:p text:style-name="P7"><text:span text:style-name="T3">Retrouvez les erreurs dans ce code HTML. Plusieurs réponses possibles.</text:span></text:p>
      <text:list xml:id="list7727296845733195823" text:style-name="WWNum3">
        <text:list-item>
          <text:p text:style-name="P8"><text:span text:style-name="HTML_20_Code"><text:span text:style-name="T2">&lt;h2&gt;</text:span></text:span>  est utilisé alors qu'il n'y a pas de  <text:span text:style-name="HTML_20_Code"><text:span text:style-name="T2">&lt;h1&gt; </text:span></text:span><text:span text:style-name="HTML_20_Code"><text:span text:style-name="T5">le h2 est normalement utilisé suite a un h1 mais peut l'etre en theorie</text:span></text:span></text:p>
        </text:list-item>
        <text:list-item>
          <text:p text:style-name="P8">La balise &lt;p&gt; n'est pas fermée <text:span text:style-name="T7">si il n'ya pas &lt;/p&gt; oui</text:span></text:p>
        </text:list-item>
        <text:list-item>
          <text:p text:style-name="P8">L'image ne possède pas d'attribut  <text:span text:style-name="HTML_20_Code"><text:span text:style-name="T2">alt </text:span></text:span><text:span text:style-name="HTML_20_Code"><text:span text:style-name="T5">c'est une erreur, on met le alt pour la comprehension des malvoyants</text:span></text:span></text:p>
        </text:list-item>
        <text:list-item>
          <text:p text:style-name="P5"><text:span text:style-name="T2">L’attribut SRC n’est pas precisé </text:span><text:span text:style-name="T5">c'est une vraie erreur, src est obligatoire</text:span></text:p>
        </text:list-item>
      </text:list>
      <text:p text:style-name="Normal_20__28_Web_29_"><text:span text:style-name="T6">Comment créer un lien vers une autre page ?</text:span></text:p>
      <text:list xml:id="list1244929019029217974" text:style-name="WWNum4">
        <text:list-item>
          <text:p text:style-name="P6"><text:span text:style-name="ace_5f_meta"><text:span text:style-name="T2">&lt;a</text:span></text:span><text:span text:style-name="ace_5f_text"><text:span text:style-name="T2"> </text:span></text:span><text:span text:style-name="ace_5f_entity"><text:span text:style-name="T2">href</text:span></text:span><text:span text:style-name="ace_5f_keyword"><text:span text:style-name="T2">=</text:span></text:span><text:span text:style-name="ace_5f_string"><text:span text:style-name="T2">"../page1.html"</text:span></text:span><text:span text:style-name="ace_5f_meta"><text:span text:style-name="T2">&gt;</text:span></text:span><text:span text:style-name="ace_5f_text"><text:span text:style-name="T2">Page 1</text:span></text:span><text:span text:style-name="ace_5f_meta"><text:span text:style-name="T2">&lt;/a&gt;</text:span></text:span></text:p>
        </text:list-item>
        <text:list-item>
          <text:p text:style-name="P6"><text:span text:style-name="ace_5f_meta"><text:span text:style-name="T2">&lt;a</text:span></text:span><text:span text:style-name="ace_5f_text"><text:span text:style-name="T2"> </text:span></text:span><text:span text:style-name="ace_5f_entity"><text:span text:style-name="T2">href</text:span></text:span><text:span text:style-name="ace_5f_keyword"><text:span text:style-name="T2">=</text:span></text:span><text:span text:style-name="ace_5f_string"><text:span text:style-name="T2">"../dossier1/page1.html"</text:span></text:span><text:span text:style-name="ace_5f_meta"><text:span text:style-name="T2">&gt;</text:span></text:span><text:span text:style-name="ace_5f_text"><text:span text:style-name="T2">Page 1</text:span></text:span><text:span text:style-name="ace_5f_meta"><text:span text:style-name="T2">&lt;/a&gt;</text:span></text:span></text:p>
        </text:list-item>
        <text:list-item>
          <text:p text:style-name="P6"><text:span text:style-name="ace_5f_meta"><text:span text:style-name="T2">&lt;a</text:span></text:span><text:span text:style-name="ace_5f_text"><text:span text:style-name="T2"> </text:span></text:span><text:span text:style-name="ace_5f_entity"><text:span text:style-name="T2">href</text:span></text:span><text:span text:style-name="ace_5f_keyword"><text:span text:style-name="T2">=</text:span></text:span><text:span text:style-name="ace_5f_string"><text:span text:style-name="T2">"./page1.html"</text:span></text:span><text:span text:style-name="ace_5f_meta"><text:span text:style-name="T2">&gt;</text:span></text:span><text:span text:style-name="ace_5f_text"><text:span text:style-name="T2">Page 1</text:span></text:span><text:span text:style-name="ace_5f_meta"><text:span text:style-name="T2">&lt;/a&gt;</text:span></text:span></text:p>
        </text:list-item>
        <text:list-item>
          <text:p text:style-name="P6"><text:span text:style-name="ace_5f_meta"><text:span text:style-name="T5">&lt;a</text:span></text:span><text:span text:style-name="ace_5f_text"><text:span text:style-name="T5"> </text:span></text:span><text:span text:style-name="ace_5f_entity"><text:span text:style-name="T5">href</text:span></text:span><text:span text:style-name="ace_5f_keyword"><text:span text:style-name="T5">=</text:span></text:span><text:span text:style-name="ace_5f_string"><text:span text:style-name="T5">"page1.html"</text:span></text:span><text:span text:style-name="ace_5f_meta"><text:span text:style-name="T5">&gt;</text:span></text:span><text:span text:style-name="ace_5f_text"><text:span text:style-name="T5">Page 1</text:span></text:span><text:span text:style-name="ace_5f_meta"><text:span text:style-name="T5">&lt;/a&gt; </text:span></text:span></text:p>
        </text:list-item>
      </text:list>
      <text:p text:style-name="Normal_20__28_Web_29_"><text:span text:style-name="T6">Donner la différence entre justify-content et align-items.</text:span></text:p>
      <text:p text:style-name="P9"><text:span text:style-name="T6">Justify-content permet de modifier la disposition des box enfants en horizontalité alors que l'align-items fait la meme chose en verticalité.</text:span></text:p>
      <text:p text:style-name="Normal_20__28_Web_29_"><text:span text:style-name="T6">Citer le plus gros container parent d’une page HTML !</text:span></text:p>
      <text:p text:style-name="P7">Le body</text:p>
      <text:p text:style-name="HTML_20_Preformatte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ace_5f_meta" style:display-name="ace_meta" style:family="text" style:parent-style-name="Default_20_Paragraph_20_Font"/>
    <style:style style:name="ace_5f_text" style:display-name="ace_text" style:family="text" style:parent-style-name="Default_20_Paragraph_20_Font"/>
    <style:style style:name="ace_5f_entity" style:display-name="ace_entity" style:family="text" style:parent-style-name="Default_20_Paragraph_20_Font"/>
    <style:style style:name="ace_5f_keyword" style:display-name="ace_keyword" style:family="text" style:parent-style-name="Default_20_Paragraph_20_Font"/>
    <style:style style:name="ace_5f_string" style:display-name="ace_string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banaisjeremie@gmail.com</meta:initial-creator>
    <meta:editing-cycles>3</meta:editing-cycles>
    <meta:creation-date>2023-12-09T15:18:00</meta:creation-date>
    <dc:date>2023-12-15T14:43:16.34</dc:date>
    <meta:editing-duration>PT26M40S</meta:editing-duration>
    <meta:generator>OpenOffice/4.1.14$Win32 OpenOffice.org_project/4114m1$Build-9811</meta:generator>
    <meta:document-statistic meta:table-count="0" meta:image-count="0" meta:object-count="0" meta:page-count="1" meta:paragraph-count="26" meta:word-count="230" meta:character-count="14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